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1.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91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76cm" fo:min-width="0.87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82cm" fo:min-width="0.914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1.44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1.976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04cm" fo:min-width="0.384cm" loext:decorative="false"/>
    </style:style>
    <style:style style:name="gr15" style:family="graphic" style:parent-style-name="standard">
      <style:graphic-properties svg:stroke-color="#ed4c05" draw:fill-color="#ff7b59" draw:textarea-horizontal-align="justify" draw:textarea-vertical-align="middle" draw:auto-grow-height="false" fo:min-height="0.104cm" fo:min-width="0.384cm" loext:decorative="false"/>
    </style:style>
    <style:style style:name="gr1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104cm" fo:min-width="0.38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104cm" fo:min-width="0.384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104cm" fo:min-width="0.384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3465a4" draw:fill-color="#729fcf"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>
      <style:paragraph-properties fo:text-align="center" style:writing-mode="lr-tb"/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>
      <style:paragraph-properties fo:text-align="center"/>
      <style:text-properties fo:font-size="11pt" style:text-underline-style="none" style:font-size-asian="11pt" style:font-size-complex="11pt"/>
    </style:style>
    <style:style style:name="P7" style:family="paragraph">
      <style:paragraph-properties fo:text-align="center" style:writing-mode="lr-tb"/>
      <style:text-properties fo:font-size="11pt" style:text-underline-style="none" style:font-size-asian="11pt" style:font-size-complex="11pt"/>
    </style:style>
    <style:style style:name="P8" style:family="paragraph">
      <style:paragraph-properties fo:text-align="center"/>
      <style:text-properties fo:font-size="11pt"/>
    </style:style>
    <style:style style:name="P9" style:family="paragraph">
      <loext:graphic-properties draw:fill-color="#ff7b59"/>
      <style:paragraph-properties fo:text-align="center"/>
      <style:text-properties fo:font-size="11pt"/>
    </style:style>
    <style:style style:name="P10" style:family="paragraph">
      <style:paragraph-properties fo:margin-left="0cm" fo:margin-right="0cm" fo:text-align="center" fo:text-indent="0cm"/>
      <style:text-properties style:font-name="Liberation Sans" fo:font-size="13pt" style:letter-kerning="true" style:font-name-asian="Noto Sans CJK SC" style:font-size-asian="18pt" style:font-name-complex="Droid Sans" style:font-size-complex="18pt"/>
    </style:style>
    <style:style style:name="P11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3pt" style:letter-kerning="true" style:font-name-asian="Noto Sans CJK SC" style:font-size-asian="18pt" style:font-name-complex="Droid Sans" style:font-size-complex="18pt"/>
    </style:style>
    <style:style style:name="P12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Droid Sans" style:font-size-complex="18pt"/>
    </style:style>
    <style:style style:name="P13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Droid Sans" style:font-size-complex="18pt"/>
    </style:style>
    <style:style style:name="P14" style:family="paragraph">
      <style:paragraph-properties fo:margin-left="0cm" fo:margin-right="0cm" fo:text-align="center" fo:text-indent="0cm"/>
      <style:text-properties style:font-name="Liberation Sans" fo:font-size="11pt" style:text-underline-style="solid" style:text-underline-width="auto" style:text-underline-color="font-color" style:letter-kerning="true" style:font-name-asian="Noto Sans CJK SC" style:font-size-asian="18pt" style:font-name-complex="Droid Sans" style:font-size-complex="18pt"/>
    </style:style>
    <style:style style:name="P15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1pt" style:text-underline-style="solid" style:text-underline-width="auto" style:text-underline-color="font-color" style:letter-kerning="true" style:font-name-asian="Noto Sans CJK SC" style:font-size-asian="18pt" style:font-name-complex="Droid Sans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1pt" style:text-underline-style="none" style:letter-kerning="true" style:font-name-asian="Noto Sans CJK SC" style:font-size-asian="18pt" style:font-name-complex="Droid Sans" style:font-size-complex="18pt"/>
    </style:style>
    <style:style style:name="P17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1pt" style:text-underline-style="none" style:letter-kerning="true" style:font-name-asian="Noto Sans CJK SC" style:font-size-asian="18pt" style:font-name-complex="Droid Sans" style:font-size-complex="18pt"/>
    </style:style>
    <style:style style:name="P18" style:family="paragraph">
      <style:paragraph-properties fo:margin-left="0cm" fo:margin-right="0cm" fo:text-align="center" fo:text-indent="0cm"/>
      <style:text-properties style:font-name="Liberation Sans" fo:font-size="11pt" style:text-underline-style="none" style:letter-kerning="true" style:font-name-asian="Noto Sans CJK SC" style:font-size-asian="11pt" style:font-name-complex="Droid Sans" style:font-size-complex="11pt"/>
    </style:style>
    <style:style style:name="P19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1pt" style:text-underline-style="none" style:letter-kerning="true" style:font-name-asian="Noto Sans CJK SC" style:font-size-asian="11pt" style:font-name-complex="Droid Sans" style:font-size-complex="11pt"/>
    </style:style>
    <style:style style:name="P20" style:family="paragraph">
      <style:paragraph-properties fo:margin-left="0cm" fo:margin-right="0cm" fo:text-align="center" fo:text-indent="0cm"/>
      <style:text-properties fo:font-size="11pt" style:text-underline-style="none" style:font-size-asian="11pt" style:font-size-complex="11pt"/>
    </style:style>
    <style:style style:name="P21" style:family="paragraph">
      <loext:graphic-properties draw:fill-color="#729fcf"/>
      <style:paragraph-properties fo:margin-left="0cm" fo:margin-right="0cm" fo:text-align="center" fo:text-indent="0cm" style:writing-mode="lr-tb"/>
      <style:text-properties fo:font-size="11pt" style:text-underline-style="none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style:font-name="Liberation Sans" fo:font-size="13pt" style:letter-kerning="true" style:font-name-asian="Noto Sans CJK SC" style:font-size-asian="18pt" style:font-name-complex="Droid Sans" style:font-size-complex="18pt"/>
    </style:style>
    <style:style style:name="T6" style:family="text">
      <style:text-properties style:font-name="Liberation Sans" fo:font-size="18pt" style:letter-kerning="true" style:font-name-asian="Noto Sans CJK SC" style:font-size-asian="18pt" style:font-name-complex="Droid Sans" style:font-size-complex="18pt"/>
    </style:style>
    <style:style style:name="T7" style:family="text">
      <style:text-properties style:font-name="Liberation Sans" fo:font-size="11pt" style:text-underline-style="solid" style:text-underline-width="auto" style:text-underline-color="font-color" style:letter-kerning="true" style:font-name-asian="Noto Sans CJK SC" style:font-size-asian="18pt" style:font-name-complex="Droid Sans" style:font-size-complex="18pt"/>
    </style:style>
    <style:style style:name="T8" style:family="text">
      <style:text-properties style:font-name="Liberation Sans" fo:font-size="11pt" style:text-underline-style="none" style:letter-kerning="true" style:font-name-asian="Noto Sans CJK SC" style:font-size-asian="18pt" style:font-name-complex="Droid Sans" style:font-size-complex="18pt"/>
    </style:style>
    <style:style style:name="T9" style:family="text">
      <style:text-properties style:font-name="Liberation Sans" fo:font-size="11pt" style:letter-kerning="true" style:font-name-asian="Noto Sans CJK SC" style:font-size-asian="11pt" style:font-name-complex="Droid Sans" style:font-size-complex="11pt"/>
    </style:style>
    <style:style style:name="T10" style:family="text">
      <style:text-properties style:font-name="Liberation Sans" fo:font-size="11pt" style:text-underline-style="none" style:letter-kerning="true" style:font-name-asian="Noto Sans CJK SC" style:font-size-asian="11pt" style:font-name-complex="Droid Sans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5cm" svg:height="1.25cm" svg:x="4.25cm" svg:y="4cm"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25cm" svg:height="1.25cm" svg:x="14.5cm" svg:y="4cm">
          <text:p text:style-name="P1">Item</text:p>
          <draw:enhanced-geometry svg:viewBox="0 0 21600 21600" draw:type="rectangle" draw:enhanced-path="M 0 0 L 21600 0 21600 21600 0 21600 0 0 Z N"/>
        </draw:custom-shape>
        <draw:a xlink:href="https://www.paleblueapps.com/rockandnull/jetpack-compose-drag-and-drop-list-reorder/" xlink:type="simple" xlink:show="embed">
          <draw:custom-shape draw:style-name="gr2" draw:text-style-name="P2" xml:id="id7" draw:id="id7" draw:layer="layout" svg:width="3.25cm" svg:height="1.5cm" svg:x="6.25cm" svg:y="10cm">
            <text:p text:style-name="P1">Category</text:p>
            <draw:enhanced-geometry svg:viewBox="0 0 21600 21600" draw:type="rectangle" draw:enhanced-path="M 0 0 L 21600 0 21600 21600 0 21600 0 0 Z N"/>
          </draw:custom-shape>
        </draw:a>
        <draw:custom-shape draw:style-name="gr3" draw:text-style-name="P2" xml:id="id5" draw:id="id5" draw:layer="layout" svg:width="2cm" svg:height="1.25cm" svg:x="21.25cm" svg:y="9.75cm">
          <text:p text:style-name="P1">Tag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75cm" svg:height="1.841cm" svg:x="2.25cm" svg:y="9.659cm">
          <draw:text-box>
            <text:p><text:span text:style-name="T1">https://www.paleblueapps.com/rockandnull/jetpack-compose-drag-and-drop-list-reorder/</text:span></text:p>
          </draw:text-box>
        </draw:frame>
        <draw:custom-shape draw:style-name="gr5" draw:text-style-name="P2" xml:id="id2" draw:id="id2" draw:layer="layout" svg:width="2.75cm" svg:height="1.25cm" svg:x="9cm" svg:y="4.25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4" draw:id="id4" draw:layer="layout" svg:width="2.75cm" svg:height="1.25cm" svg:x="17.75cm" svg:y="6.5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2.75cm" svg:height="1.25cm" svg:x="11cm" svg:y="8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6.5cm" svg:y1="4.625cm" svg:x2="9cm" svg:y2="4.875cm" draw:start-shape="id1" draw:start-glue-point="1" draw:end-shape="id2" draw:end-glue-point="5" svg:d="M6500 4625h1250v250h1250" svg:viewBox="0 0 2501 251">
          <text:p text:style-name="P1">1</text:p>
        </draw:connector>
        <draw:connector draw:style-name="gr6" draw:text-style-name="P1" draw:layer="layout" svg:x1="11.75cm" svg:y1="4.875cm" svg:x2="14.5cm" svg:y2="4.625cm" draw:start-shape="id2" draw:start-glue-point="7" draw:end-shape="id3" draw:end-glue-point="3" svg:d="M11750 4875h1376v-250h1374" svg:viewBox="0 0 2751 251">
          <text:p text:style-name="P1">0..n</text:p>
        </draw:connector>
        <draw:connector draw:style-name="gr6" draw:text-style-name="P1" draw:layer="layout" svg:x1="15.625cm" svg:y1="5.25cm" svg:x2="19.125cm" svg:y2="6.5cm" draw:start-shape="id3" draw:start-glue-point="2" draw:end-shape="id4" draw:end-glue-point="4" svg:d="M15625 5250v625h3500v625" svg:viewBox="0 0 3501 1251">
          <text:p text:style-name="P1">n</text:p>
        </draw:connector>
        <draw:connector draw:style-name="gr6" draw:text-style-name="P1" draw:layer="layout" svg:x1="20.5cm" svg:y1="7.125cm" svg:x2="22.25cm" svg:y2="9.75cm" draw:start-shape="id4" draw:start-glue-point="7" draw:end-shape="id5" draw:end-glue-point="0" svg:d="M20500 7125h1750v2625" svg:viewBox="0 0 1751 2626">
          <text:p text:style-name="P1">0..1</text:p>
        </draw:connector>
        <draw:connector draw:style-name="gr6" draw:text-style-name="P1" draw:layer="layout" svg:x1="15.625cm" svg:y1="5.25cm" svg:x2="12.375cm" svg:y2="8cm" draw:start-shape="id3" draw:start-glue-point="2" draw:end-shape="id6" draw:end-glue-point="4" svg:d="M15625 5250v1375h-3250v1375" svg:viewBox="0 0 3251 2751">
          <text:p text:style-name="P1">n</text:p>
        </draw:connector>
        <draw:connector draw:style-name="gr6" draw:text-style-name="P1" draw:layer="layout" svg:x1="12.375cm" svg:y1="9.25cm" svg:x2="9.5cm" svg:y2="10.75cm" draw:start-shape="id6" draw:start-glue-point="6" draw:end-shape="id7" draw:end-glue-point="1" svg:d="M12375 9250v1500h-2875" svg:viewBox="0 0 2876 1501">
          <text:p text:style-name="P1">0..1</text:p>
        </draw:connector>
        <draw:custom-shape draw:style-name="gr7" draw:text-style-name="P5" xml:id="id9" draw:id="id9" draw:layer="layout" svg:width="2cm" svg:height="1cm" svg:x="3cm" svg:y="2.25cm">
          <text:p text:style-name="P4"><text:span text:style-name="T3">li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8" draw:id="id8" draw:layer="layout" svg:width="2.25cm" svg:height="1cm" svg:x="5.5cm" svg:y="2.2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0" draw:id="id10" draw:layer="layout" svg:width="2cm" svg:height="0.75cm" svg:x="1.5cm" svg:y="4.5cm">
          <text:p text:style-name="P6"><text:span text:style-name="T4">n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1" draw:id="id11" draw:layer="layout" svg:width="2.25cm" svg:height="1cm" svg:x="2.25cm" svg:y="6cm">
          <text:p text:style-name="P6"><text:span text:style-name="T4">notify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6.625cm" svg:y1="3.25cm" svg:x2="5.375cm" svg:y2="4cm" draw:start-shape="id8" draw:start-glue-point="8" draw:end-shape="id1" draw:end-glue-point="0" svg:d="M6625 3250v376h-1250v374" svg:viewBox="0 0 1251 751">
          <text:p/>
        </draw:connector>
        <draw:connector draw:style-name="gr10" draw:text-style-name="P1" draw:layer="layout" svg:x1="4.707cm" svg:y1="3.104cm" svg:x2="5.375cm" svg:y2="4cm" draw:start-shape="id9" draw:start-glue-point="9" draw:end-shape="id1" draw:end-glue-point="0" svg:d="M4707 3104v522h668v374" svg:viewBox="0 0 669 897">
          <text:p/>
        </draw:connector>
        <draw:connector draw:style-name="gr10" draw:text-style-name="P1" draw:layer="layout" svg:x1="3.5cm" svg:y1="4.875cm" svg:x2="4.25cm" svg:y2="4.625cm" draw:start-shape="id10" draw:start-glue-point="10" draw:end-shape="id1" draw:end-glue-point="3" svg:d="M3500 4875h376v-250h374" svg:viewBox="0 0 751 251">
          <text:p/>
        </draw:connector>
        <draw:connector draw:style-name="gr10" draw:text-style-name="P1" draw:layer="layout" svg:x1="4.5cm" svg:y1="6.5cm" svg:x2="5.375cm" svg:y2="5.25cm" draw:start-shape="id11" draw:start-glue-point="10" draw:end-shape="id1" draw:end-glue-point="2" svg:d="M4500 6500h875v-1250" svg:viewBox="0 0 876 1251">
          <text:p/>
        </draw:connector>
        <draw:custom-shape draw:style-name="gr7" draw:text-style-name="P7" xml:id="id13" draw:id="id13" draw:layer="layout" svg:width="2cm" svg:height="1cm" svg:x="13.25cm" svg:y="1.5cm">
          <text:p text:style-name="P6"><text:span text:style-name="T4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4" draw:id="id14" draw:layer="layout" svg:width="2.25cm" svg:height="1cm" svg:x="15.75cm" svg:y="1.2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2" draw:id="id12" draw:layer="layout" svg:width="2cm" svg:height="1cm" svg:x="12.25cm" svg:y="2.75cm">
          <text:p text:style-name="P4"><text:span text:style-name="T3">Item</text:span></text:p>
          <text:p text:style-name="P4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5" draw:id="id15" draw:layer="layout" svg:width="2cm" svg:height="0.75cm" svg:x="18.25cm" svg:y="2cm">
          <text:p text:style-name="P6"><text:span text:style-name="T4">n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6" draw:id="id16" draw:layer="layout" svg:width="2.75cm" svg:height="1cm" svg:x="17.25cm" svg:y="3cm">
          <text:p text:style-name="P6"><text:span text:style-name="T4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4.25cm" svg:y1="3.25cm" svg:x2="15.625cm" svg:y2="4cm" draw:start-shape="id12" draw:start-glue-point="10" draw:end-shape="id3" draw:end-glue-point="0" svg:d="M14250 3250h1375v750" svg:viewBox="0 0 1376 751">
          <text:p/>
        </draw:connector>
        <draw:connector draw:style-name="gr10" draw:text-style-name="P1" draw:layer="layout" svg:x1="14.957cm" svg:y1="2.354cm" svg:x2="15.625cm" svg:y2="4cm" draw:start-shape="id13" draw:start-glue-point="9" draw:end-shape="id3" draw:end-glue-point="0" svg:d="M14957 2354v897h668v749" svg:viewBox="0 0 669 1647">
          <text:p/>
        </draw:connector>
        <draw:connector draw:style-name="gr10" draw:text-style-name="P1" draw:layer="layout" svg:x1="16.875cm" svg:y1="2.25cm" svg:x2="15.625cm" svg:y2="4cm" draw:start-shape="id14" draw:start-glue-point="8" draw:end-shape="id3" draw:end-glue-point="0" svg:d="M16875 2250v876h-1250v874" svg:viewBox="0 0 1251 1751">
          <text:p/>
        </draw:connector>
        <draw:connector draw:style-name="gr10" draw:text-style-name="P1" draw:layer="layout" draw:line-skew="-0.626cm" svg:x1="18.543cm" svg:y1="2.641cm" svg:x2="15.625cm" svg:y2="4cm" draw:start-shape="id15" draw:start-glue-point="7" draw:end-shape="id3" draw:end-glue-point="0" svg:d="M18543 2641v109h-2918v1250" svg:viewBox="0 0 2919 1360">
          <text:p/>
        </draw:connector>
        <draw:connector draw:style-name="gr10" draw:text-style-name="P1" draw:layer="layout" svg:x1="17.25cm" svg:y1="3.5cm" svg:x2="15.625cm" svg:y2="4cm" draw:start-shape="id16" draw:start-glue-point="6" draw:end-shape="id3" draw:end-glue-point="0" svg:d="M17250 3500h-1625v500" svg:viewBox="0 0 1626 501">
          <text:p/>
        </draw:connector>
        <draw:custom-shape draw:style-name="gr8" draw:text-style-name="P5" xml:id="id17" draw:id="id17" draw:layer="layout" svg:width="2.25cm" svg:height="1cm" svg:x="23cm" svg:y="8.25cm">
          <text:p text:style-name="P4"><text:span text:style-name="T3">tag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8" draw:id="id18" draw:layer="layout" svg:width="2.5cm" svg:height="1cm" svg:x="25cm" svg:y="10.2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9" draw:id="id19" draw:layer="layout" svg:width="2.5cm" svg:height="1cm" svg:x="23.5cm" svg:y="11.25cm">
          <text:p text:style-name="P6"><text:span text:style-name="T4">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9.25cm" svg:x2="23.25cm" svg:y2="10.375cm" draw:start-shape="id17" draw:start-glue-point="8" draw:end-shape="id5" draw:end-glue-point="1" svg:d="M24125 9250v1125h-875" svg:viewBox="0 0 876 1126">
          <text:p/>
        </draw:connector>
        <draw:connector draw:style-name="gr10" draw:text-style-name="P1" draw:layer="layout" svg:x1="25cm" svg:y1="10.75cm" svg:x2="23.25cm" svg:y2="10.375cm" draw:start-shape="id18" draw:start-glue-point="6" draw:end-shape="id5" draw:end-glue-point="1" svg:d="M25000 10750h-875v-375h-875" svg:viewBox="0 0 1751 376">
          <text:p/>
        </draw:connector>
        <draw:connector draw:style-name="gr10" draw:text-style-name="P1" draw:layer="layout" svg:x1="23.5cm" svg:y1="11.75cm" svg:x2="22.25cm" svg:y2="11cm" draw:start-shape="id19" draw:start-glue-point="6" draw:end-shape="id5" draw:end-glue-point="2" svg:d="M23500 11750h-1250v-750" svg:viewBox="0 0 1251 751">
          <text:p/>
        </draw:connector>
        <draw:custom-shape draw:style-name="gr13" draw:text-style-name="P5" xml:id="id20" draw:id="id20" draw:layer="layout" svg:width="3.5cm" svg:height="1cm" svg:x="6.25cm" svg:y="8.25cm">
          <text:p text:style-name="P4"><text:span text:style-name="T3">category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21" draw:id="id21" draw:layer="layout" svg:width="2.5cm" svg:height="1cm" svg:x="10cm" svg:y="11.7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8cm" svg:y1="9.25cm" svg:x2="7.875cm" svg:y2="10cm" draw:start-shape="id20" draw:start-glue-point="8" draw:end-shape="id7" draw:end-glue-point="0" svg:d="M8000 9250v376h-125v374" svg:viewBox="0 0 126 751">
          <text:p/>
        </draw:connector>
        <draw:connector draw:style-name="gr10" draw:text-style-name="P1" draw:layer="layout" svg:x1="10cm" svg:y1="12.25cm" svg:x2="7.875cm" svg:y2="11.5cm" draw:start-shape="id21" draw:start-glue-point="6" draw:end-shape="id7" draw:end-glue-point="2" svg:d="M10000 12250h-2125v-750" svg:viewBox="0 0 2126 751">
          <text:p/>
        </draw:connector>
        <draw:custom-shape draw:style-name="gr14" draw:text-style-name="P8" draw:layer="layout" svg:width="1.25cm" svg:height="0.5cm" svg:x="0.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25cm" svg:height="0.5cm" svg:x="2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22" draw:id="id22" draw:layer="layout" svg:width="2.75cm" svg:height="1.25cm" svg:x="17.25cm" svg:y="12cm">
          <text:p text:style-name="P10"><text:span text:style-name="T5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21.25cm" svg:y1="10.375cm" svg:x2="18.625cm" svg:y2="12cm" draw:start-shape="id5" draw:start-glue-point="3" draw:end-shape="id22" draw:end-glue-point="4" svg:d="M21250 10375h-2625v1625" svg:viewBox="0 0 2626 1626">
          <text:p text:style-name="P1">0..1</text:p>
        </draw:connector>
        <draw:custom-shape draw:style-name="gr17" draw:text-style-name="P13" xml:id="id23" draw:id="id23" draw:layer="layout" svg:width="3cm" svg:height="1.5cm" svg:x="17.75cm" svg:y="15cm">
          <text:p text:style-name="P12"><text:span text:style-name="T6">Addres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625cm" svg:y1="13.25cm" svg:x2="19.25cm" svg:y2="15cm" draw:start-shape="id22" draw:start-glue-point="6" draw:end-shape="id23" draw:end-glue-point="0" svg:d="M18625 13250v876h625v874" svg:viewBox="0 0 626 1751">
          <text:p text:style-name="P1">0..1</text:p>
        </draw:connector>
        <draw:custom-shape draw:style-name="gr18" draw:text-style-name="P15" xml:id="id28" draw:id="id28" draw:layer="layout" svg:width="3.25cm" svg:height="0.75cm" svg:x="21cm" svg:y="13.75cm">
          <text:p text:style-name="P14"><text:span text:style-name="T7">address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27" draw:id="id27" draw:layer="layout" svg:width="2.5cm" svg:height="1cm" svg:x="21.25cm" svg:y="15.75cm">
          <text:p text:style-name="P16"><text:span text:style-name="T8">str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xml:id="id26" draw:id="id26" draw:layer="layout" svg:width="2.5cm" svg:height="1cm" svg:x="21cm" svg:y="17.25cm">
          <text:p text:style-name="P16"><text:span text:style-name="T8">postal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xml:id="id25" draw:id="id25" draw:layer="layout" svg:width="2cm" svg:height="1cm" svg:x="19cm" svg:y="18.25cm">
          <text:p text:style-name="P16"><text:span text:style-name="T8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4" draw:id="id24" draw:layer="layout" svg:width="2.5cm" svg:height="1cm" svg:x="16cm" svg:y="17.25cm">
          <text:p text:style-name="P16"><text:span text:style-name="T8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7.25cm" svg:y1="17.25cm" svg:x2="17.75cm" svg:y2="15.75cm" draw:start-shape="id24" draw:start-glue-point="4" draw:end-shape="id23" draw:end-glue-point="3" svg:d="M17250 17250v-1500h500" svg:viewBox="0 0 501 1501">
          <text:p/>
        </draw:connector>
        <draw:connector draw:style-name="gr10" draw:text-style-name="P1" draw:layer="layout" svg:x1="20cm" svg:y1="18.25cm" svg:x2="19.25cm" svg:y2="16.5cm" draw:start-shape="id25" draw:start-glue-point="4" draw:end-shape="id23" draw:end-glue-point="2" svg:d="M20000 18250v-875h-750v-875" svg:viewBox="0 0 751 1751">
          <text:p/>
        </draw:connector>
        <draw:connector draw:style-name="gr10" draw:text-style-name="P1" draw:layer="layout" svg:x1="21cm" svg:y1="17.75cm" svg:x2="19.25cm" svg:y2="16.5cm" draw:start-shape="id26" draw:start-glue-point="6" draw:end-shape="id23" draw:end-glue-point="2" svg:d="M21000 17750h-1750v-1250" svg:viewBox="0 0 1751 1251">
          <text:p/>
        </draw:connector>
        <draw:connector draw:style-name="gr10" draw:text-style-name="P1" draw:layer="layout" svg:x1="21.25cm" svg:y1="16.25cm" svg:x2="20.75cm" svg:y2="15.75cm" draw:start-shape="id27" draw:start-glue-point="6" draw:end-shape="id23" draw:end-glue-point="1" svg:d="M21250 16250h-250v-500h-250" svg:viewBox="0 0 501 501">
          <text:p/>
        </draw:connector>
        <draw:connector draw:style-name="gr10" draw:text-style-name="P1" draw:layer="layout" svg:x1="21cm" svg:y1="14.125cm" svg:x2="19.25cm" svg:y2="15cm" draw:start-shape="id28" draw:start-glue-point="6" draw:end-shape="id23" draw:end-glue-point="0" svg:d="M21000 14125h-1750v875" svg:viewBox="0 0 1751 876">
          <text:p/>
        </draw:connector>
        <draw:custom-shape draw:style-name="gr23" draw:text-style-name="P19" xml:id="id29" draw:id="id29" draw:layer="layout" svg:width="1.75cm" svg:height="0.75cm" svg:x="7.75cm" svg:y="3.5cm">
          <text:p text:style-name="P18"><text:span text:style-name="T9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line-skew="0cm 0.501cm" svg:x1="7.75cm" svg:y1="3.875cm" svg:x2="5.375cm" svg:y2="4cm" draw:start-shape="id29" draw:start-glue-point="6" draw:end-shape="id1" draw:end-glue-point="0" svg:d="M7750 3875h-625v125h-1750" svg:viewBox="0 0 2376 126">
          <text:p/>
        </draw:connector>
        <draw:custom-shape draw:style-name="gr24" draw:text-style-name="P21" xml:id="id30" draw:id="id30" draw:layer="layout" svg:width="1.75cm" svg:height="1cm" svg:x="17.75cm" svg:y="4.25cm">
          <text:p text:style-name="P20"><text:span text:style-name="T10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75cm" svg:y1="4.625cm" svg:x2="17.75cm" svg:y2="4.75cm" draw:start-shape="id3" draw:start-glue-point="1" draw:end-shape="id30" draw:end-glue-point="6" svg:d="M16750 4625h500v125h500" svg:viewBox="0 0 1001 1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9:11:50.424659203</meta:creation-date>
    <dc:date>2025-02-07T21:01:08.795684643</dc:date>
    <meta:editing-duration>PT1H49M51S</meta:editing-duration>
    <meta:editing-cycles>20</meta:editing-cycles>
    <meta:generator>LibreOffice/24.2.7.2$Linux_X86_64 LibreOffice_project/420$Build-2</meta:generator>
    <meta:document-statistic meta:object-count="62"/>
  </office:meta>
</office:document-meta>
</file>